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RAMDANE Nadir</text:p>
      <text:p text:style-name="Standard">6 place de la sapinière </text:p>
      <text:p text:style-name="Standard">94470 Boissy-Saint-Léger </text:p>
      <text:p text:style-name="Standard"><text:a xlink:type="simple" xlink:href="mailto:Nadir.berramdane.sn@gmail.com" text:style-name="ListLabel_20_1" text:visited-style-name="ListLabel_20_1"><text:span text:style-name="Internet_20_link">Nadir.berramdane.sn@gmail.com</text:span></text:a> </text:p>
      <text:p text:style-name="Standard">07 66 38 45 33 </text:p>
      <text:p text:style-name="Standard"/>
      <text:p text:style-name="Standard">AXA <text:s/></text:p>
      <text:p text:style-name="Standard">Service des Ressources Humaines <text:s/></text:p>
      <text:p text:style-name="Standard">313 LES Terrasses DE L Arche, LES Terrasses 4 Arche 7 6EME Etanull, </text:p>
      <text:p text:style-name="Standard">92727 Nanterre</text:p>
      <text:p text:style-name="Standard"/>
      <text:p text:style-name="Standard">Objet : Candidature pour le poste au service informatique</text:p>
      <text:p text:style-name="Standard"/>
      <text:p text:style-name="Standard">Madame, Monsieur,</text:p>
      <text:p text:style-name="Standard"/>
      <text:p text:style-name="Standard">Actuellement à la recherche d’un nouveau défi professionnel, je souhaite vous soumettre ma candidature pour un poste au sein du service informatique de votre entreprise. Avec une expérience en informatique et un intérêt marqué pour le secteur des assurances, je suis convaincu que mon profil correspondra aux exigences de votre équipe.</text:p>
      <text:p text:style-name="Standard"/>
      <text:p text:style-name="Standard">Titulaire d’un Baccalauréat système numérique obtenu à Christophe Colomb, Sucy-en-Brie, j’ai acquis des compétences comme la gestion de réseaux, le développement de logiciels, la sécurité informatique. </text:p>
      <text:p text:style-name="Standard"/>
      <text:p text:style-name="Standard">AXA est reconnu pour son engagement envers l’innovation et la transformation digitale, des valeurs que je partage pleinement. Intégrer votre équipe serait pour moi une occasion unique de contribuer à des projets ambitieux tout en continuant à développer mes compétences. Je suis particulièrement intéressé par l’IA et la gestion des données.</text:p>
      <text:p text:style-name="Standard"/>
      <text:p text:style-name="Standard">Doté d’un esprit analytique et d’un sens aigu du détail, je sais m’adapter rapidement aux nouveaux environnements et aux technologies émergentes. Mon sens de la communication et ma capacité à travailler en équipe sont des atouts qui me permettent de collaborer <text:soft-page-break/>efficacement avec différents départements et de répondre aux besoins des utilisateurs de manière proactive et efficiente.</text:p>
      <text:p text:style-name="Standard"/>
      <text:p text:style-name="Standard">Je serais honoré de pouvoir discuter plus en détail de ma candidature lors d’un entretien, et de vous démontrer ma motivation et l’enthousiasme que j’ai à l’idée de rejoindre AXA.</text:p>
      <text:p text:style-name="Standard"/>
      <text:p text:style-name="Standard">Dans l’attente de votre retour, je vous prie d’agréer, Madame, Monsieur, l’expression de mes salutations distinguées.</text:p>
      <text:p text:style-name="Standard"/>
      <text:p text:style-name="Standard">BERRAMDANE Nad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ptos" fo:font-size="12pt" fo:language="fr" fo:country="FR" style:letter-kerning="true" style:font-name-asian="F"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ptos" fo:font-size="12pt" fo:language="fr" fo:country="FR" style:letter-kerning="true" style:font-name-asian="F"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0f476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re_20_2_20_Car" style:display-name="Titre 2 C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3_20_Car" style:display-name="Titre 3 Car"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Titre_20_4_20_Car" style:display-name="Titre 4 Car"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5_20_Car" style:display-name="Titre 5 Car"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7_20_Car" style:display-name="Titre 7 C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Titre_20_8_20_Car" style:display-name="Titre 8 C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9_20_Car" style:display-name="Titre 9 C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tion_20_intense_20_Car" style:display-name="Citation intense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Internet_20_link" style:display-name="Internet link" style:family="text" style:parent-style-name="Default_20_Paragraph_20_Font">
      <style:text-properties fo:color="#46788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dir.berramdane23@gmail.com</meta:initial-creator>
    <dc:creator>nadir.berramdane23@gmail.com</dc:creator>
    <meta:editing-cycles>2</meta:editing-cycles>
    <meta:creation-date>2024-06-09T13:50:00</meta:creation-date>
    <dc:date>2024-06-09T13:50:00</dc:date>
    <meta:editing-duration>PT1M</meta:editing-duration>
    <meta:generator>Trio_Office/6.2.8.2$Windows_x86 LibreOffice_project/</meta:generator>
    <meta:document-statistic meta:table-count="0" meta:image-count="0" meta:object-count="0" meta:page-count="2" meta:paragraph-count="18" meta:word-count="279" meta:character-count="1876" meta:non-whitespace-character-count="16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